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f053" officeooo:paragraph-rsid="000cf053" style:font-weight-asian="bold" style:font-weight-complex="bold"/>
    </style:style>
    <style:style style:name="P2" style:family="paragraph" style:parent-style-name="Standard">
      <style:text-properties fo:font-weight="bold" officeooo:rsid="007a2cc4" officeooo:paragraph-rsid="007a2cc4" style:font-weight-asian="bold" style:font-weight-complex="bold"/>
    </style:style>
    <style:style style:name="P3" style:family="paragraph" style:parent-style-name="Standard">
      <style:text-properties fo:font-weight="bold" officeooo:rsid="0080f62e" officeooo:paragraph-rsid="0080f62e" style:font-weight-asian="bold" style:font-weight-complex="bold"/>
    </style:style>
    <style:style style:name="P4" style:family="paragraph" style:parent-style-name="Standard">
      <style:text-properties fo:font-weight="normal" officeooo:rsid="00730a8b" officeooo:paragraph-rsid="00730a8b" style:font-weight-asian="normal" style:font-weight-complex="normal"/>
    </style:style>
    <style:style style:name="P5" style:family="paragraph" style:parent-style-name="Standard">
      <style:text-properties fo:font-weight="normal" officeooo:rsid="007a2cc4" officeooo:paragraph-rsid="007a2cc4" style:font-weight-asian="normal" style:font-weight-complex="normal"/>
    </style:style>
    <style:style style:name="P6" style:family="paragraph" style:parent-style-name="Standard">
      <style:text-properties fo:font-weight="normal" officeooo:rsid="007b9737" officeooo:paragraph-rsid="007b9737" style:font-weight-asian="normal" style:font-weight-complex="normal"/>
    </style:style>
    <style:style style:name="P7" style:family="paragraph" style:parent-style-name="Standard">
      <style:text-properties fo:font-weight="normal" officeooo:rsid="007fb266" officeooo:paragraph-rsid="007fb266" style:font-weight-asian="normal" style:font-weight-complex="normal"/>
    </style:style>
    <style:style style:name="P8" style:family="paragraph" style:parent-style-name="Standard">
      <style:text-properties fo:font-weight="normal" officeooo:rsid="0080f62e" officeooo:paragraph-rsid="0080f62e" style:font-weight-asian="normal" style:font-weight-complex="normal"/>
    </style:style>
    <style:style style:name="P9" style:family="paragraph" style:parent-style-name="Standard">
      <style:text-properties fo:font-weight="normal" officeooo:rsid="008362e0" officeooo:paragraph-rsid="008362e0" style:font-weight-asian="normal" style:font-weight-complex="normal"/>
    </style:style>
    <style:style style:name="P10" style:family="paragraph" style:parent-style-name="Standard">
      <style:text-properties fo:font-weight="normal" officeooo:rsid="0083751b" officeooo:paragraph-rsid="0083751b" style:font-weight-asian="normal" style:font-weight-complex="normal"/>
    </style:style>
    <style:style style:name="P11" style:family="paragraph" style:parent-style-name="Standard">
      <style:text-properties fo:font-weight="bold" officeooo:rsid="007a2cc4" officeooo:paragraph-rsid="007a2cc4" style:font-weight-asian="bold" style:font-weight-complex="bold"/>
    </style:style>
    <style:style style:name="P12" style:family="paragraph" style:parent-style-name="Standard">
      <style:text-properties fo:font-weight="bold" officeooo:rsid="00870a5e" officeooo:paragraph-rsid="00870a5e" style:font-weight-asian="bold" style:font-weight-complex="bold"/>
    </style:style>
    <style:style style:name="P13" style:family="paragraph" style:parent-style-name="Standard">
      <style:text-properties fo:font-weight="normal" officeooo:rsid="00870a5e" officeooo:paragraph-rsid="00870a5e" style:font-weight-asian="normal" style:font-weight-complex="normal"/>
    </style:style>
    <style:style style:name="T1" style:family="text">
      <style:text-properties officeooo:rsid="007d8fe4"/>
    </style:style>
    <style:style style:name="T2" style:family="text">
      <style:text-properties officeooo:rsid="007dc237"/>
    </style:style>
    <style:style style:name="T3" style:family="text">
      <style:text-properties officeooo:rsid="007fb266"/>
    </style:style>
    <style:style style:name="T4" style:family="text">
      <style:text-properties officeooo:rsid="0085a0b5"/>
    </style:style>
    <style:style style:name="T5" style:family="text">
      <style:text-properties officeooo:rsid="00870a5e"/>
    </style:style>
    <style:style style:name="T6" style:family="text">
      <style:text-properties officeooo:rsid="0087c641"/>
    </style:style>
    <style:style style:name="T7" style:family="text">
      <style:text-properties style:font-name="Courier New"/>
    </style:style>
    <style:style style:name="T8" style:family="text">
      <style:text-properties style:font-name="Courier New" officeooo:rsid="0087c6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rypto Engines</text:p>
      <text:p text:style-name="P2"/>
      <text:p text:style-name="P13">A major component of TLS is of course the cryptography. The basic crypto requirements can be supplied from a variety of sources. In the current implementation we use the MIRACL core library, but there are many alternatives. To facilitate switching to a different crypto provider, all of the TLS crypto is now <text:span text:style-name="T6">concentrated into a single module </text:span><text:span text:style-name="T8">tls_crypto_ap</text:span><text:span text:style-name="T6">i. </text:span></text:p>
      <text:p text:style-name="P2"/>
      <text:p text:style-name="P2"/>
      <text:p text:style-name="P2">Some X.509 gotchas</text:p>
      <text:p text:style-name="P1"/>
      <text:p text:style-name="P5">X.509 is a mess, and everyone recognises that. Its elaborate ASN.1 encoding is a classic example of over-engineering a solution. And it can ambush you in various ways.</text:p>
      <text:p text:style-name="P5"/>
      <text:p text:style-name="P5">Take dates, as required for certificate expiry dates. There is a<text:span text:style-name="T1">n</text:span> ASN.1 UTC encoding, which starts with the year – ‘2’, ‘0’, ‘2’, ‘1’. Except it doesn’t, it just encodes as ‘2’, ‘1’, with the assumption that the year is 20xx. Now one would hope that X.509 will be a relic in a computer museum somewhere by the time certificates are being issued which expire in 2099. But some-one obviously thinks it might last a bit longer than that, as there is an alternative ASN.1 GTM encoding, for “Generalized Time”. This is identical except that the ‘2’, ‘0’ is included, and, wait for it, expiry dates and times can now be encoded down to a fraction of a second. So your certificate can now expire at 21:15:14.3<text:span text:style-name="T2">75</text:span> in the year 3031. <text:span text:style-name="T1">How useful is that?</text:span></text:p>
      <text:p text:style-name="P5"/>
      <text:p text:style-name="P5">Now almost everyone uses UTC. But in the list of root CAs there is one root certificate, just one, which uses the GTM time format. So it needs to be catered for. Just one sm<text:span text:style-name="T2">a</text:span>ll example of the madness <text:span text:style-name="T2">that is</text:span> X.509.</text:p>
      <text:p text:style-name="P5"/>
      <text:p text:style-name="P5"/>
      <text:p text:style-name="P2">Pre-shared Keys</text:p>
      <text:p text:style-name="P2"/>
      <text:p text:style-name="P6">One of the <text:span text:style-name="T3">nice features of TLS1.3 is that it can be used with an external pre-shared key, which can derived via alternative methods, and hence avoid using X.509 certificates and classic PKI </text:span><text:span text:style-name="T6">for authentication</text:span><text:span text:style-name="T3">. When such a pre-shared key (PSK) is agreed out-of-band it can be presented into TLS1.3 with a bespoke identifying label recognisable to both client and server, a KDF hash function for use by TLS (by default SHA256), and the PSK itself, typically a 128 or 256 bit random octet.</text:span></text:p>
      <text:p text:style-name="P6"/>
      <text:p text:style-name="P7">Again this can be tested using the <text:span text:style-name="T7">openssl s_server</text:span> utility, using the flags -<text:span text:style-name="T7">psk_identity</text:span> to specify the label, and <text:span text:style-name="T7">-psk</text:span> to specify the shared key. </text:p>
      <text:p text:style-name="P7"/>
      <text:p text:style-name="P7"/>
      <text:p text:style-name="P3">Having fun with pre-shared keys</text:p>
      <text:p text:style-name="P8"/>
      <text:p text:style-name="P8">How about <text:span text:style-name="T5">initially </text:span>authenticating a client to a server and visa versa using a PAKE – a Password Authenticated Key Exchange? A PAKE protocol allows the two parties to agree a large high-entropy PSK from a low entropy shared value, like a humble 4-digit PIN. <text:span text:style-name="T5"><text:s/></text:span></text:p>
      <text:p text:style-name="P8"/>
      <text:p text:style-name="P9">Probably the best way to use an<text:span text:style-name="T5">y</text:span> alternative means of authentication would be to integrate it directly into TLS, using the extension mechanism. This would keep the number of rounds in the overall key exchange to a minimum. However it also requires changes to TLS. </text:p>
      <text:p text:style-name="P9"/>
      <text:p text:style-name="P10">Instead <text:span text:style-name="T4">a PAKE</text:span> could be deployed to generate a<text:span text:style-name="T6">n agreed</text:span> raw PSK, which could then be presented to TLS and processed as a <text:span text:style-name="T4">standard</text:span> external PSK. <text:span text:style-name="T4">F</text:span>ollowing that initial <text:span text:style-name="T5">bootstrapping</text:span> connection we could use the TLS resumption mechanism to create a “ratchet” effect, <text:span text:style-name="T5">using the ticketing </text:span><text:soft-page-break/><text:span text:style-name="T5">mechanism</text:span>. So an IoT device could be issued with an initial short secret that it shares with a server, which subsequently bootstraps us up into a Signal-like Diffie-Hellman ratchet for subsequent <text:span text:style-name="T4">authenticated </text:span>communications. <text:span text:style-name="T6">After each connection, a new ticket is issued by the server to the client. </text:span><text:span text:style-name="T5">We note that TLS1.3 tickets have a maximum lifetime of a week – so an IoT node would need to “check in” with its server at least once a week, if it wanted to maintain the ratchet. </text:span><text:span text:style-name="T6">An</text:span><text:span text:style-name="T5"> advantage would be that tickets naturally expire after a week, which has some security advantages.</text:span></text:p>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4-15T11:53:49.645000000</dc:date>
    <meta:editing-duration>P2DT11H36M45S</meta:editing-duration>
    <meta:editing-cycles>63</meta:editing-cycles>
    <meta:generator>LibreOffice/6.4.5.2$Windows_X86_64 LibreOffice_project/a726b36747cf2001e06b58ad5db1aa3a9a1872d6</meta:generator>
    <meta:document-statistic meta:table-count="0" meta:image-count="0" meta:object-count="0" meta:page-count="2" meta:paragraph-count="13" meta:word-count="617" meta:character-count="3584" meta:non-whitespace-character-count="2972"/>
  </office:meta>
</office:document-meta>
</file>